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a5b" officeooo:paragraph-rsid="00013a5b"/>
    </style:style>
    <style:style style:name="P2" style:family="paragraph" style:parent-style-name="Standard" style:list-style-name="L1">
      <style:text-properties officeooo:rsid="00013a5b" officeooo:paragraph-rsid="00013a5b"/>
    </style:style>
    <style:style style:name="P3" style:family="paragraph" style:parent-style-name="Standard" style:list-style-name="L3">
      <style:text-properties officeooo:rsid="00013a5b" officeooo:paragraph-rsid="00013a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spection sur mes bagages linguistiques en Espagnol</text:p>
      <text:p text:style-name="P1"/>
      <text:p text:style-name="P1">Grammaire :</text:p>
      <text:list xml:id="list5312398991984059702" text:style-name="L1">
        <text:list-item>
          <text:p text:style-name="P2">Conjugaison de l’indicatif</text:p>
          <text:list>
            <text:list-item>
              <text:p text:style-name="P2">Prétérit : e, aste, ó, amos, asteis, aron // i, iste, ió, imos, isteis, ieron </text:p>
            </text:list-item>
            <text:list-item>
              <text:p text:style-name="P2">Imparfait : aba, abas // ía, ías </text:p>
            </text:list-item>
          </text:list>
        </text:list-item>
        <text:list-item>
          <text:p text:style-name="P2">Conjugaison du subjonctif</text:p>
          <text:list>
            <text:list-item>
              <text:p text:style-name="P2">Présent : AR → ER // ER/IR → AR</text:p>
            </text:list-item>
            <text:list-item>
              <text:p text:style-name="P2">Passé : terminaison 3pl prétérit – on + terminaison</text:p>
            </text:list-item>
          </text:list>
        </text:list-item>
        <text:list-item>
          <text:p text:style-name="P2">Temps composé </text:p>
          <text:list>
            <text:list-item>
              <text:p text:style-name="P2">Auxiliaire Haber</text:p>
            </text:list-item>
            <text:list-item>
              <text:p text:style-name="P2">terminaison : ado // ido </text:p>
            </text:list-item>
          </text:list>
        </text:list-item>
        <text:list-item>
          <text:p text:style-name="P2">Emplois :</text:p>
          <text:list>
            <text:list-item>
              <text:p text:style-name="P2">Ser / Estar</text:p>
              <text:list>
                <text:list-item>
                  <text:p text:style-name="P2">Ser = définitif, inné </text:p>
                </text:list-item>
                <text:list-item>
                  <text:p text:style-name="P2">Estar = temporaire </text:p>
                </text:list-item>
              </text:list>
            </text:list-item>
            <text:list-item>
              <text:p text:style-name="P2">Subj :</text:p>
              <text:list>
                <text:list-item>
                  <text:p text:style-name="P2">Hypothèse, négation, </text:p>
                </text:list-item>
                <text:list-item>
                  <text:p text:style-name="P2">// notion un peu floue //</text:p>
                </text:list-item>
              </text:list>
            </text:list-item>
            <text:list-item>
              <text:p text:style-name="P2"/>
            </text:list-item>
          </text:list>
        </text:list-item>
      </text:list>
      <text:p text:style-name="P1"/>
      <text:p text:style-name="P1">Autre :</text:p>
      <text:list xml:id="list6190862892393384868" text:style-name="L3">
        <text:list-item>
          <text:p text:style-name="P3">Nombres </text:p>
          <text:list>
            <text:list-item>
              <text:p text:style-name="P3">uno, dos, tres, cuatro, cinco, seís, siete, ocho, nueve, diez </text:p>
              <text:p text:style-name="P3">once, doce, trece, catorce (cuatorce?), quince, dieciseís, diecisiete, … </text:p>
            </text:list-item>
            <text:list-item>
              <text:p text:style-name="P3">veinta, treinta, cuarenta, cincuenta, sesenta, setenta, ochenta, noventa </text:p>
            </text:list-item>
            <text:list-item>
              <text:p text:style-name="P3">cientos, dos cientos (doscientos?), … quinientos (5), … </text:p>
            </text:list-item>
            <text:list-item>
              <text:p text:style-name="P3">mil, dos mil, tres mil, … </text:p>
            </text:list-item>
            <text:list-item>
              <text:p text:style-name="P3">millones </text:p>
            </text:list-item>
          </text:list>
        </text:list-item>
        <text:list-item>
          <text:p text:style-name="P3">Dates</text:p>
          <text:list>
            <text:list-item>
              <text:p text:style-name="P3">Mois</text:p>
              <text:list>
                <text:list-item>
                  <text:p text:style-name="P3">Eñero, Febrero, Marzo, Abril, Mayo, Junio, Julio (?), Augusto, Septiembre, Octubre, Noviembre, Deciembre</text:p>
                </text:list-item>
                <text:list-item>
                  <text:p text:style-name="P3">Lacunes : Mars, Juin, Juillet, Août, Septembre </text:p>
                </text:list-item>
              </text:list>
            </text:list-item>
          </text:list>
        </text:list-item>
        <text:list-item>
          <text:p text:style-name="P3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0:33:00.103000000</meta:creation-date>
    <dc:date>2019-05-27T11:00:58.962000000</dc:date>
    <meta:editing-duration>PT3M17S</meta:editing-duration>
    <meta:editing-cycles>1</meta:editing-cycles>
    <meta:document-statistic meta:table-count="0" meta:image-count="0" meta:object-count="0" meta:page-count="1" meta:paragraph-count="32" meta:word-count="181" meta:character-count="981" meta:non-whitespace-character-count="843"/>
    <meta:generator>LibreOffice/5.1.6.2$Windows_x86 LibreOffice_project/07ac168c60a517dba0f0d7bc7540f5afa45f0909</meta:generator>
  </office:meta>
</office:document-meta>
</file>